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le5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~1000 instance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Big</text:p>
          </table:table-cell>
        </table:table-row>
        <table:table-row table:style-name="ro1">
          <table:table-cell/>
          <table:table-cell office:value-type="string" calcext:value-type="string">
            <text:p>J48</text:p>
          </table:table-cell>
          <table:table-cell office:value-type="float" office:value="0.8722" calcext:value-type="float">
            <text:p>0,8722</text:p>
          </table:table-cell>
          <table:table-cell office:value-type="float" office:value="0.8029" calcext:value-type="float">
            <text:p>0,8029</text:p>
          </table:table-cell>
          <table:table-cell office:value-type="float" office:value="0.8139" calcext:value-type="float">
            <text:p>0,8139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3:04:28.632005678</meta:creation-date>
    <meta:generator>LibreOffice/5.1.6.2$Linux_X86_64 LibreOffice_project/10m0$Build-2</meta:generator>
    <dc:date>2018-04-12T16:28:33.781010389</dc:date>
    <meta:editing-duration>PT3H24M4S</meta:editing-duration>
    <meta:editing-cycles>4</meta:editing-cycles>
    <meta:document-statistic meta:table-count="1" meta:cell-count="11" meta:object-count="0"/>
  </office:meta>
</office:document-meta>
</file>